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c7f5" officeooo:paragraph-rsid="000cc7f5"/>
    </style:style>
    <style:style style:name="T1" style:family="text">
      <style:text-properties style:font-name="Liberation Serif" fo:font-size="12pt" fo:font-weight="normal" style:font-name-asian="Noto Sans CJK SC" style:font-size-asian="12pt" style:font-weight-asian="normal" style:font-name-complex="Lohit Devanagari1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rid-layout-2</text:p>
      <text:p text:style-name="Standard">quando bota o valor -1 ele vai at<text:span text:style-name="T1">é o final, de ponta a ponta</text:span></text:p>
      <text:p text:style-name="Standard">O span + numero significa: espanda *numero* colunas</text:p>
      <text:p text:style-name="Standard">ex:</text:p>
      <text:p text:style-name="Standard">grid-column: span 3 = espanda 3 colunas</text:p>
      <text:p text:style-name="Standard">________________________________________________________________________________</text:p>
      <text:p text:style-name="Standard"/>
      <text:p text:style-name="P1">classe + classe {<text:line-break/>}</text:p>
      <text:p text:style-name="P1">ex:</text:p>
      <text:p text:style-name="P1">li + li {<text:line-break/>} : esse + (mais) entre as classes signficia: “todo li que vier após (depois) de um li”</text:p>
      <text:p text:style-name="P1">ou seja, as configurações serão aplicadas a todos, menos no primeiro já que o primeiro não vem após nenhum, não tem nenhum li antes do primeir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15:52.887033128</meta:creation-date>
    <dc:date>2022-07-01T08:12:42.001519517</dc:date>
    <meta:editing-duration>P1DT5H47M37S</meta:editing-duration>
    <meta:editing-cycles>4</meta:editing-cycles>
    <meta:generator>LibreOffice/7.3.4.2$Linux_X86_64 LibreOffice_project/30$Build-2</meta:generator>
    <meta:document-statistic meta:table-count="0" meta:image-count="0" meta:object-count="0" meta:page-count="1" meta:paragraph-count="10" meta:word-count="86" meta:character-count="508" meta:non-whitespace-character-count="432"/>
  </office:meta>
</office:document-meta>
</file>